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c9211e" fo:font-size="18pt" fo:font-weight="bold" officeooo:rsid="0007a4e8" officeooo:paragraph-rsid="0007a4e8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variant="normal" fo:text-transform="none" style:font-name="Inter" fo:font-size="18pt" fo:letter-spacing="normal" fo:font-style="normal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0c8a7f" officeooo:paragraph-rsid="000c8a7f" style:font-size-asian="15.75pt" style:font-size-complex="18pt"/>
    </style:style>
    <style:style style:name="P5" style:family="paragraph" style:parent-style-name="Standard">
      <style:text-properties fo:font-size="18pt" officeooo:rsid="001014d2" officeooo:paragraph-rsid="001014d2" style:font-size-asian="15.75pt" style:font-size-complex="18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18pt" officeooo:rsid="000d7aa9" officeooo:paragraph-rsid="000d7aa9" style:font-size-asian="18pt" style:font-size-complex="18pt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font-name="Inter" fo:font-size="12pt" fo:letter-spacing="normal" fo:font-style="normal" fo:font-weight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loext:padding="0cm" loext:border="none"/>
    </style:style>
    <style:style style:name="T7" style:family="text">
      <style:text-properties fo:color="#4ec9b0"/>
    </style:style>
    <style:style style:name="T8" style:family="text">
      <style:text-properties fo:color="#4fc1ff"/>
    </style:style>
    <style:style style:name="T9" style:family="text">
      <style:text-properties fo:color="#9cdcfe"/>
    </style:style>
    <style:style style:name="T10" style:family="text">
      <style:text-properties fo:color="#d4d4d4"/>
    </style:style>
    <style:style style:name="T11" style:family="text">
      <style:text-properties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rraform Import</text:p>
      <text:p text:style-name="Text_20_body"><text:span text:style-name="T3">Navigate to the directory </text:span><text:span text:style-name="Source_20_Text"><text:span text:style-name="T3">/root/terraform-projects/project-jade</text:span></text:span><text:span text:style-name="T3">. We have a few resources created using the configuration files.</text:span></text:p>
      <text:p text:style-name="P3"/>
      <text:p text:style-name="P3">Which of the below resources is not part of this configuration?</text:p>
      <text:p text:style-name="P4"/>
      <text:p text:style-name="Standard"><text:span text:style-name="T3">What is the name of the </text:span><text:span text:style-name="Source_20_Text"><text:span text:style-name="T3">ssh key </text:span></text:span><text:span text:style-name="T3">which is used by all of these instances?</text:span></text:p>
      <text:p text:style-name="P7">Jade</text:p>
      <text:p text:style-name="P7"/>
      <text:p text:style-name="Standard"><text:span text:style-name="T3">Is the </text:span><text:span text:style-name="Source_20_Text"><text:span text:style-name="T3">key pair </text:span></text:span><text:span text:style-name="T3">resource created by this </text:span><text:span text:style-name="Source_20_Text"><text:span text:style-name="T3">terraform </text:span></text:span><text:span text:style-name="T3">configuration?</text:span></text:p>
      <text:p text:style-name="P5">No</text:p>
      <text:p text:style-name="P5"/>
      <text:p text:style-name="Text_20_body"><text:span text:style-name="T3">We have another </text:span><text:span text:style-name="Source_20_Text"><text:span text:style-name="T3">EC2 </text:span></text:span><text:span text:style-name="T3">instance created called </text:span><text:span text:style-name="Source_20_Text"><text:span text:style-name="T3">jade-mw </text:span></text:span><text:span text:style-name="T3">using the </text:span><text:span text:style-name="Source_20_Text"><text:span text:style-name="T3">AWS CLI</text:span></text:span><text:span text:style-name="T3">.<text:line-break/>Using the </text:span><text:span text:style-name="Source_20_Text"><text:span text:style-name="T3">AWS CLI </text:span></text:span><text:span text:style-name="T3">inspect this </text:span><text:span text:style-name="Source_20_Text"><text:span text:style-name="T3">EC2 </text:span></text:span><text:span text:style-name="T3">instance and find the ID that is created by it.<text:line-break/>Here are some of the specifications of this </text:span><text:span text:style-name="Source_20_Text"><text:span text:style-name="T3">EC2 </text:span></text:span><text:span text:style-name="T3">Instance:<text:line-break/>AMI: </text:span><text:span text:style-name="Source_20_Text"><text:span text:style-name="T3">ami-082b3eca746b12a89</text:span></text:span><text:span text:style-name="T3"><text:line-break/>Instance Type: </text:span><text:span text:style-name="Source_20_Text"><text:span text:style-name="T3">t2.large</text:span></text:span><text:span text:style-name="T3"><text:line-break/>Key Name: </text:span><text:span text:style-name="Source_20_Text"><text:span text:style-name="T3">jade</text:span></text:span></text:p>
      <text:p text:style-name="Text_20_body"><text:span text:style-name="T3">Remember the syntax to use the </text:span><text:span text:style-name="Source_20_Text"><text:span text:style-name="T3">AWS CLI</text:span></text:span><text:span text:style-name="T3">: aws command sub-command options<text:line-break/>Also make sure to pass in the </text:span><text:span text:style-name="Source_20_Text"><text:span text:style-name="T3">--endpoint </text:span></text:span><text:a xlink:type="simple" xlink:href="http://aws:4566/" text:style-name="Internet_20_link" text:visited-style-name="Visited_20_Internet_20_Link"><text:span text:style-name="Source_20_Text"><text:span text:style-name="T3">http://aws:4566</text:span></text:span></text:a><text:span text:style-name="Source_20_Text"><text:span text:style-name="T3"> </text:span></text:span><text:span text:style-name="T3">(As we are using the </text:span><text:span text:style-name="Source_20_Text"><text:span text:style-name="T3">AWS </text:span></text:span><text:span text:style-name="T3">test framework. This is not required to interact with actual </text:span><text:span text:style-name="Source_20_Text"><text:span text:style-name="T3">EC2 </text:span></text:span><text:span text:style-name="T3">instance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3:59:31.293847162</meta:creation-date>
    <dc:date>2024-04-24T14:59:34.398870516</dc:date>
    <meta:editing-duration>PT10M3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43" meta:character-count="855" meta:non-whitespace-character-count="722"/>
  </office:meta>
</office:document-meta>
</file>